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25e2e" officeooo:paragraph-rsid="00025e2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9873d"/>
    </style:style>
    <style:style style:name="P4" style:family="paragraph" style:parent-style-name="Standard">
      <style:paragraph-properties fo:line-height="200%"/>
      <style:text-properties officeooo:paragraph-rsid="0011783b"/>
    </style:style>
    <style:style style:name="P5" style:family="paragraph" style:parent-style-name="Standard">
      <style:paragraph-properties fo:line-height="200%"/>
      <style:text-properties officeooo:paragraph-rsid="001fd2cc"/>
    </style:style>
    <style:style style:name="P6" style:family="paragraph" style:parent-style-name="Standard">
      <style:paragraph-properties fo:line-height="200%"/>
      <style:text-properties officeooo:paragraph-rsid="0038ad8f"/>
    </style:style>
    <style:style style:name="P7" style:family="paragraph" style:parent-style-name="Standard">
      <style:paragraph-properties fo:line-height="100%"/>
    </style:style>
    <style:style style:name="P8" style:family="paragraph" style:parent-style-name="Standard">
      <style:text-properties officeooo:paragraph-rsid="000a787a"/>
    </style:style>
    <style:style style:name="P9" style:family="paragraph" style:parent-style-name="Standard">
      <style:paragraph-properties fo:line-height="200%"/>
      <style:text-properties officeooo:rsid="00152a43" officeooo:paragraph-rsid="00152a43"/>
    </style:style>
    <style:style style:name="P10" style:family="paragraph" style:parent-style-name="Standard">
      <style:paragraph-properties fo:line-height="200%"/>
      <style:text-properties officeooo:rsid="0015330b" officeooo:paragraph-rsid="0015330b"/>
    </style:style>
    <style:style style:name="P11" style:family="paragraph" style:parent-style-name="Standard">
      <style:paragraph-properties fo:line-height="200%"/>
      <style:text-properties officeooo:rsid="00165ca7" officeooo:paragraph-rsid="00165ca7"/>
    </style:style>
    <style:style style:name="P12" style:family="paragraph" style:parent-style-name="Standard">
      <style:paragraph-properties fo:line-height="200%"/>
      <style:text-properties officeooo:rsid="00185b1e" officeooo:paragraph-rsid="00185b1e"/>
    </style:style>
    <style:style style:name="P13" style:family="paragraph" style:parent-style-name="Standard">
      <style:paragraph-properties fo:line-height="200%"/>
      <style:text-properties officeooo:rsid="00194a60" officeooo:paragraph-rsid="00194a60"/>
    </style:style>
    <style:style style:name="P14" style:family="paragraph" style:parent-style-name="Standard">
      <style:paragraph-properties fo:line-height="200%"/>
      <style:text-properties officeooo:rsid="001a5ae0" officeooo:paragraph-rsid="001a5ae0"/>
    </style:style>
    <style:style style:name="P15" style:family="paragraph" style:parent-style-name="Standard">
      <style:text-properties fo:font-weight="bold" officeooo:paragraph-rsid="000a787a" style:font-weight-asian="bold" style:font-weight-complex="bold"/>
    </style:style>
    <style:style style:name="P16" style:family="paragraph" style:parent-style-name="Standard">
      <style:paragraph-properties fo:line-height="100%"/>
      <style:text-properties officeooo:rsid="00025e2e" officeooo:paragraph-rsid="000422a1"/>
    </style:style>
    <style:style style:name="P17" style:family="paragraph" style:parent-style-name="Standard">
      <style:paragraph-properties fo:line-height="200%"/>
      <style:text-properties officeooo:rsid="00025e2e" officeooo:paragraph-rsid="000422a1"/>
    </style:style>
    <style:style style:name="P18" style:family="paragraph" style:parent-style-name="Standard">
      <style:paragraph-properties fo:line-height="200%"/>
      <style:text-properties officeooo:rsid="0007d814" officeooo:paragraph-rsid="000f8164"/>
    </style:style>
    <style:style style:name="P19" style:family="paragraph" style:parent-style-name="Standard">
      <style:paragraph-properties fo:line-height="200%"/>
      <style:text-properties officeooo:rsid="001c56b6" officeooo:paragraph-rsid="001c56b6"/>
    </style:style>
    <style:style style:name="P20" style:family="paragraph" style:parent-style-name="Standard">
      <style:paragraph-properties fo:line-height="200%"/>
      <style:text-properties officeooo:rsid="001e7612" officeooo:paragraph-rsid="001fd2cc"/>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line-height="200%"/>
      <style:text-properties officeooo:rsid="0016d688" officeooo:paragraph-rsid="0016d688"/>
    </style:style>
    <style:style style:name="P23" style:family="paragraph" style:parent-style-name="Standard">
      <style:paragraph-properties fo:line-height="100%"/>
      <style:text-properties officeooo:rsid="00330c5e" officeooo:paragraph-rsid="00330c5e"/>
    </style:style>
    <style:style style:name="P24" style:family="paragraph" style:parent-style-name="Standard">
      <style:paragraph-properties fo:line-height="100%"/>
      <style:text-properties officeooo:rsid="0034b00f" officeooo:paragraph-rsid="0034b00f"/>
    </style:style>
    <style:style style:name="P25" style:family="paragraph" style:parent-style-name="Standard">
      <style:paragraph-properties fo:line-height="200%" fo:text-align="start" style:justify-single-word="false"/>
      <style:text-properties fo:font-size="26pt" fo:font-weight="bold" officeooo:rsid="0020c5db" officeooo:paragraph-rsid="0020c5db" style:font-size-asian="26pt" style:font-weight-asian="bold" style:font-size-complex="26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paragraph-properties fo:margin-top="0in" fo:margin-bottom="0.0028in" style:contextual-spacing="false" fo:text-align="center" style:justify-single-word="false"/>
      <style:text-properties fo:font-size="28pt" fo:font-weight="bold" officeooo:paragraph-rsid="0001e0b3" style:font-size-asian="28pt" style:font-weight-asian="bold" style:font-name-complex="Calibri1" style:font-size-complex="28pt"/>
    </style:style>
    <style:style style:name="P29" style:family="paragraph" style:parent-style-name="Standard">
      <style:paragraph-properties fo:margin-top="0in" fo:margin-bottom="0.0028in" style:contextual-spacing="false" fo:text-align="center" style:justify-single-word="false"/>
      <style:text-properties fo:font-size="12pt" fo:font-weight="bold" officeooo:paragraph-rsid="0001e0b3" style:font-size-asian="12pt" style:font-weight-asian="bold" style:font-name-complex="Calibri1" style:font-size-complex="12pt"/>
    </style:style>
    <style:style style:name="P30" style:family="paragraph" style:parent-style-name="Standard">
      <style:paragraph-properties fo:line-height="100%" fo:text-align="start" style:justify-single-word="false" fo:break-before="page"/>
      <style:text-properties fo:font-size="26pt" fo:font-weight="bold" officeooo:paragraph-rsid="000a787a" style:font-size-asian="26pt" style:font-weight-asian="bold" style:font-name-complex="Calibri1" style:font-size-complex="26pt"/>
    </style:style>
    <style:style style:name="P31" style:family="paragraph" style:parent-style-name="Standard">
      <style:paragraph-properties fo:text-align="start" style:justify-single-word="false" fo:break-before="page"/>
      <style:text-properties fo:font-size="26pt" fo:font-weight="bold" officeooo:paragraph-rsid="00025e2e" style:font-size-asian="26pt" style:font-weight-asian="bold" style:font-name-complex="Calibri1" style:font-size-complex="26pt"/>
    </style:style>
    <style:style style:name="P32" style:family="paragraph" style:parent-style-name="Standard">
      <style:paragraph-properties fo:line-height="100%" fo:text-align="start" style:justify-single-word="false" fo:break-before="page"/>
      <style:text-properties fo:font-size="26pt" fo:font-style="normal" fo:font-weight="bold" officeooo:paragraph-rsid="001e7612" style:font-size-asian="26pt" style:font-style-asian="normal" style:font-weight-asian="bold" style:font-name-complex="Calibri1" style:font-size-complex="26pt" style:font-style-complex="normal" style:font-weight-complex="normal"/>
    </style:style>
    <style:style style:name="P33" style:family="paragraph" style:parent-style-name="Text_20_body">
      <style:text-properties officeooo:paragraph-rsid="002f21e0"/>
    </style:style>
    <style:style style:name="P34" style:family="paragraph" style:parent-style-name="Text_20_body">
      <style:text-properties officeooo:rsid="0030f24e" officeooo:paragraph-rsid="0030f24e"/>
    </style:style>
    <style:style style:name="P35" style:family="paragraph" style:parent-style-name="Text_20_body">
      <style:text-properties officeooo:rsid="0030f24e" officeooo:paragraph-rsid="003135a7"/>
    </style:style>
    <style:style style:name="P36" style:family="paragraph" style:parent-style-name="Text_20_body">
      <style:paragraph-properties fo:line-height="100%"/>
      <style:text-properties officeooo:rsid="00330c5e" officeooo:paragraph-rsid="00330c5e"/>
    </style:style>
    <style:style style:name="P37" style:family="paragraph" style:parent-style-name="Text_20_body">
      <style:paragraph-properties style:writing-mode="lr-tb"/>
      <style:text-properties officeooo:paragraph-rsid="002dc3fa"/>
    </style:style>
    <style:style style:name="P38" style:family="paragraph" style:parent-style-name="Text_20_body">
      <style:paragraph-properties style:writing-mode="lr-tb"/>
      <style:text-properties officeooo:paragraph-rsid="002f21e0"/>
    </style:style>
    <style:style style:name="P39" style:family="paragraph" style:parent-style-name="Text_20_body">
      <style:paragraph-properties style:writing-mode="lr-tb"/>
      <style:text-properties officeooo:paragraph-rsid="0030f24e"/>
    </style:style>
    <style:style style:name="P40" style:family="paragraph" style:parent-style-name="Text_20_body" style:master-page-name="">
      <style:paragraph-properties fo:line-height="100%" style:page-number="auto" fo:background-color="transparent" style:shadow="none">
        <style:tab-stops/>
        <style:background-image/>
      </style:paragraph-properties>
      <style:text-properties officeooo:rsid="00330c5e" officeooo:paragraph-rsid="00330c5e"/>
    </style:style>
    <style:style style:name="P41" style:family="paragraph" style:parent-style-name="Title">
      <style:paragraph-properties fo:line-height="200%" fo:break-before="page"/>
      <style:text-properties fo:color="#000000" style:font-name="Calibri" fo:font-size="26pt" fo:font-weight="bold" officeooo:rsid="001e7612" officeooo:paragraph-rsid="003ab83e" style:font-size-asian="26pt" style:font-weight-asian="bold" style:font-name-complex="Calibri1" style:font-size-complex="26pt"/>
    </style:style>
    <style:style style:name="P42" style:family="paragraph" style:parent-style-name="Standard" style:master-page-name="First_20_Page">
      <style:paragraph-properties fo:margin-top="0in" fo:margin-bottom="0.0028in" style:contextual-spacing="false" fo:text-align="center" style:justify-single-word="false" style:page-number="auto"/>
      <style:text-properties fo:font-size="28pt" fo:font-weight="bold" officeooo:paragraph-rsid="0001e0b3" style:font-size-asian="28pt" style:font-weight-asian="bold" style:font-name-complex="Calibri1" style:font-size-complex="28pt"/>
    </style:style>
    <style:style style:name="P43" style:family="paragraph" style:parent-style-name="Standard">
      <style:paragraph-properties fo:line-height="200%"/>
      <style:text-properties officeooo:rsid="00165ca7" officeooo:paragraph-rsid="00165ca7"/>
    </style:style>
    <style:style style:name="P44" style:family="paragraph" style:parent-style-name="Standard">
      <style:text-properties officeooo:paragraph-rsid="003da43f"/>
    </style:style>
    <style:style style:name="P45" style:family="paragraph" style:parent-style-name="Standard">
      <style:paragraph-properties fo:margin-top="0in" fo:margin-bottom="0.111in" style:contextual-spacing="true"/>
      <style:text-properties officeooo:paragraph-rsid="003da43f"/>
    </style:style>
    <style:style style:name="P46" style:family="paragraph" style:parent-style-name="Heading_20_3">
      <style:text-properties officeooo:paragraph-rsid="003da43f"/>
    </style:style>
    <style:style style:name="P47" style:family="paragraph" style:parent-style-name="Heading_20_1">
      <style:text-properties officeooo:paragraph-rsid="003da43f"/>
    </style:style>
    <style:style style:name="T1" style:family="text">
      <style:text-properties officeooo:rsid="0007d814"/>
    </style:style>
    <style:style style:name="T2" style:family="text">
      <style:text-properties officeooo:rsid="0011783b"/>
    </style:style>
    <style:style style:name="T3" style:family="text">
      <style:text-properties officeooo:rsid="0015330b"/>
    </style:style>
    <style:style style:name="T4" style:family="text">
      <style:text-properties officeooo:rsid="0016d688"/>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officeooo:rsid="001e7612"/>
    </style:style>
    <style:style style:name="T8" style:family="text">
      <style:text-properties officeooo:rsid="0020c5db"/>
    </style:style>
    <style:style style:name="T9" style:family="text">
      <style:text-properties officeooo:rsid="0022042e"/>
    </style:style>
    <style:style style:name="T10" style:family="text">
      <style:text-properties officeooo:rsid="002f21e0"/>
    </style:style>
    <style:style style:name="T11" style:family="text">
      <style:text-properties officeooo:rsid="002ffc25"/>
    </style:style>
    <style:style style:name="T12" style:family="text">
      <style:text-properties officeooo:rsid="0030f24e"/>
    </style:style>
    <style:style style:name="T13" style:family="text">
      <style:text-properties officeooo:rsid="0031eb36"/>
    </style:style>
    <style:style style:name="T14" style:family="text">
      <style:text-properties officeooo:rsid="0035ae99"/>
    </style:style>
    <style:style style:name="T15" style:family="text">
      <style:text-properties officeooo:rsid="0036bc9c"/>
    </style:style>
    <style:style style:name="T16" style:family="text">
      <style:text-properties officeooo:rsid="0038ad8f"/>
    </style:style>
    <style:style style:name="T17" style:family="text">
      <style:text-properties officeooo:rsid="00394142"/>
    </style:style>
    <style:style style:name="T18" style:family="text">
      <style:text-properties officeooo:rsid="003bb2e5"/>
    </style:style>
    <style:style style:name="T19"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8"/>
      <text:p text:style-name="P28"/>
      <text:p text:style-name="P28"/>
      <text:p text:style-name="P28"/>
      <text:p text:style-name="P28">Gardening Application</text:p>
      <text:p text:style-name="P29"/>
      <text:p text:style-name="P26">Joseph Podnar – jspodnar</text:p>
      <text:p text:style-name="P26">Wenchao Wang – LibertyLocked</text:p>
      <text:p text:style-name="P26">Glenn Selker – <text:s/>grselker</text:p>
      <text:p text:style-name="P26">Muneeb Alvi - mra48</text:p>
      <text:p text:style-name="P26">Charles Smith - chuckie512 </text:p>
      <text:p text:style-name="P26"/>
      <text:p text:style-name="Standard"/>
      <text:p text:style-name="P27">July 22th, 2015</text:p>
      <text:p text:style-name="Standard"/>
      <text:p text:style-name="P21">CS 1530 SPRINT 4 DELIVERABLE</text:p>
      <text:p text:style-name="Standard"/>
      <text:p text:style-name="P31">Project Process and Progress</text:p>
      <text:p text:style-name="P16"><text:tab/></text:p>
      <text:p text:style-name="P17"><text:tab/>The fourth and final sprint presented some of the greatest challenges of the semester. The two main challenges for this sprint were managing scope and the disappearance of our scrum master, Joseph Podnar, and then additional conflicts arose concerning specific features. The sprint meeting for Sprint 4 took place two days in, on Friday July 10, and by this time, we had merged several Sprint 4 pull requests. The sprint meeting did not take as long as others because there were several user <text:s/>stories from Sprint 3 that we agreed had to get done in Sprint 4. By the end of Sprint 3, we had a species list and a visualization of the garden but we did not have any interaction between the two – you could not yet add a plant from the list into the garden, and you also could not create a new species or edit existing species. Most of the user stories for Sprint 4 are related to those features. In the sprint planning meeting, we also discussed that we needed to compile information on about twenty-five species and add them to the species list, and we divided up the plants among three of the team members. Additionally, we planned to have Joseph finish the feature to notify the user's Google Calendar with events including when to plant, prune, and harvest different plants. We also agreed that we would not be able to complete the user story of having the application produce garden layouts for future years based on the perennials in the garden. Unfortunately, that sprint meeting was the last time Joseph was seen or heard from.</text:p>
      <text:p text:style-name="P3"><text:tab/><text:span text:style-name="T1">During Sprint 4, our team was able to get the application to the point where you can create a new species and fill out all the necessary information. You can also select and view or edit existing species from a list of species. From viewing a species, you can add a plant of that species to the visualization of the garden. In the garden visualization, you can select existing plants and move, remove, or add another plant of the same species to the garden visualization. While the button panel in the garden visualization used to add and move plants is somewhat clunky, it does its job. </text:span></text:p>
      <text:p text:style-name="P4"><text:soft-page-break/><text:tab/><text:span text:style-name="T2">Some minor disagreements did occur during Sprint 4 over a new feature that needed to be added and about the internal quality of the code. One feature that needed to be added was a way for the user to enter a color for a species. Originally, we thought that we could make a color picker and have a really pretty user experience. As the end of the sprint came nearer, we realized that this would not be possible. There was a disagreement over whether the colors should be picked from a list of colors or entered in hexadecimal or in RGB. We ended up using hexadecimal because it was the simplest way to implement the feature. One of the team members had a complaint over the internal code quality, and it led to a disagreement over how much of the application code could reasonably be improved while important features needed to be added. The result was that the member with the complaint was able to make a small change to the way the application was initialized that made it much easier to test having existing plants in the garden when the application <text:s/>started. </text:span></text:p>
      <text:p text:style-name="P18"><text:tab/>The application is at a point where it is usable but does not have all the features that our customer was hoping for. <text:s/>After over a week of non-responsiveness from Joseph, Glenn contacted the customer about the current state of the application. He described the features that were present in the application and some of the customer's desired features that were not present. He also attached several screenshots of application and asked for the customer's opinion and feedback on the application. Unfortunately, the customer has not responded yet. </text:p>
      <text:p text:style-name="P25"><text:span text:style-name="T15">Progress According to the</text:span> Developers</text:p>
      <text:p text:style-name="P2"><text:bookmark text:name="docs-internal-guid-d5c7b6da-b39b-14c2-04ba-05375b48efc7"/><text:tab/>It was difficult to work during the week before finals due to tons of work in my other classes. Also, two members of our team were not here so it was tough to make executive decisions like moving both pruneDate and plantDate to Plant and making them both Strings. Another challenge was not being able to complete all of the user stories due to time and having to make trade offs like a partial date <text:soft-page-break/>feature instead of a fully integrated one that used <text:span text:style-name="T18">G</text:span>oogle <text:span text:style-name="T18">C</text:span>alendars. Also, we do not have full color functionality either.</text:p>
      <text:p text:style-name="P2">- <text:span text:style-name="T16">Muneeb Alvi</text:span></text:p>
      <text:p text:style-name="P2"/>
      <text:p text:style-name="P2"><text:tab/><text:span text:style-name="T17">Sprint 4 was definitely a race to the finish. There was a lot more focus on getting user stories done and features implemented than having the most beautiful code. I found myself deep in UI code this sprint, and once again, I found it challenging to write tests first and to create meaningful unit tests. I ended up writing out more instructions on how to have my code manually tested. Joseph's disappearance definitely made this sprint more challenging than others, and I found myself stepping up into his role somewhat towards the end of the sprint. I am glad for the practice in code reviewing last sprint because I performed many code reviews this sprint because of <text:s/>the increased number of pull requests. Code reviews were definitely a major part of controlling the quality of work while we had to push a large volume of new code into the codebase.</text:span></text:p>
      <text:p text:style-name="P2">- <text:span text:style-name="T17">Glenn Selker</text:span></text:p>
      <text:p text:style-name="P2"/>
      <text:p text:style-name="P6"><text:tab/>This sprint was a major challenge trying to get all the feature that we believe the user could use included. In the end we had to make some tough decisions because of the time constraint, and other circumstances our group had to face. This group also had to work much quicker than before on the code reviews so that our codebase could grow to be able to integrate more features and fixes.</text:p>
      <text:p text:style-name="P18">- <text:span text:style-name="T8">Charles Smith</text:span></text:p>
      <text:p text:style-name="P30">Completed User Stories <text:span text:style-name="T14">and Link to Code</text:span></text:p>
      <text:p text:style-name="P7"/>
      <text:p text:style-name="P33"><text:bookmark text:name="docs-internal-guid-d5c7b6da-b3a2-773a-84d7-bb0e31588f58"/>As a user </text:p>
      <text:p text:style-name="P33">I <text:span text:style-name="T11">want</text:span> to be able to add a plant into the garden so that I can see where I planted them.</text:p>
      <text:p text:style-name="P34">Difficulty: <text:span text:style-name="T13">4</text:span></text:p>
      <text:p text:style-name="P40"/>
      <text:p text:style-name="P38">As a user </text:p>
      <text:p text:style-name="P38">I <text:span text:style-name="T10">want </text:span>to be able to add more species so that I can create a more diverse garden.</text:p>
      <text:p text:style-name="P34">Difficulty: <text:span text:style-name="T13">4</text:span></text:p>
      <text:p text:style-name="P36"/>
      <text:p text:style-name="P37">As a user </text:p>
      <text:p text:style-name="P37">I <text:span text:style-name="T12">want </text:span>to be able to edit an existing species so that I can fix inaccuracies in the information. </text:p>
      <text:p text:style-name="P35">Difficulty: <text:span text:style-name="T13">4</text:span></text:p>
      <text:p text:style-name="P36"/>
      <text:p text:style-name="P39">As a user</text:p>
      <text:p text:style-name="P39">I <text:span text:style-name="T12">want </text:span>to be able to delete a species so that the listview is not cluttered with species no longer relevant to the garden.</text:p>
      <text:p text:style-name="P35">Difficulty: <text:span text:style-name="T13">2</text:span></text:p>
      <text:p text:style-name="P36"/>
      <text:p text:style-name="P2">As a user</text:p>
      <text:p text:style-name="P2">I want a species of a plant to pop up when I tap it in the garden <text:span text:style-name="T9">s</text:span>o that I can tell what species it is.</text:p>
      <text:p text:style-name="P11">Difficulty: 2</text:p>
      <text:p text:style-name="P23"/>
      <text:p text:style-name="P2">As a user</text:p>
      <text:p text:style-name="P2">I want a long press to pop up a panel on the right hand side <text:span text:style-name="T9">s</text:span>o that I can have more information and options about the plant.</text:p>
      <text:p text:style-name="P11">Difficulty: 8</text:p>
      <text:p text:style-name="P11"/>
      <text:p text:style-name="P2"><text:soft-page-break/>As a user</text:p>
      <text:p text:style-name="P2">I want a cancel button on the pop up panel <text:span text:style-name="T9">s</text:span>o that I can go back to the garden without changing anything.</text:p>
      <text:p text:style-name="P22">Difficulty: 2</text:p>
      <text:p text:style-name="P24"/>
      <text:p text:style-name="P2">As a user</text:p>
      <text:p text:style-name="P2">I want a confirm button on the pop up panel so that I can <text:span text:style-name="T4">confirm the that</text:span> changes I made.</text:p>
      <text:p text:style-name="P12">Difficulty: 2</text:p>
      <text:p text:style-name="P24"/>
      <text:p text:style-name="P2">As a user</text:p>
      <text:p text:style-name="P2">I want an add another button on the pop up panel so that I can add another plant of the selected species. </text:p>
      <text:p text:style-name="P13">Difficulty: 4</text:p>
      <text:p text:style-name="P24"/>
      <text:p text:style-name="P9">As a user</text:p>
      <text:p text:style-name="P9">I want to be able to select an existing plant from the garden so that I can move <text:span text:style-name="T3">it to another location in the garden.</text:span></text:p>
      <text:p text:style-name="P14">Difficulty: 2</text:p>
      <text:p text:style-name="P24"/>
      <text:p text:style-name="P10">As a user</text:p>
      <text:p text:style-name="P10">I want a remove button on the pop up panel so that I can remove existing plants from the garden.</text:p>
      <text:p text:style-name="P19">Difficulty: 4</text:p>
      <text:p text:style-name="P8"/>
      <text:p text:style-name="P15">The code for this project can be located at the following address:</text:p>
      <text:p text:style-name="P15"><text:tab/><text:a xlink:type="simple" xlink:href="https://github.com/cs1530-group1/garden_app/"><text:span text:style-name="T5">https://github.com/cs1530-group1/garden_app/</text:span></text:a></text:p>
      <text:p text:style-name="P15"/>
      <text:p text:style-name="P32">User Story Choice</text:p>
      <text:p text:style-name="Standard"/>
      <text:p text:style-name="P5"><text:tab/><text:span text:style-name="T7">With our scrum master missing in action and the customer not responding, our team decided to focus on the basics. We knew that the user had to be able to add new species to the list of species and add plants to the garden visualization and move existing plants in the garden visualization. We focused on user stories pertaining to these basic operations. This sprint definitely focused on completing user stories that would make the garden the most usable. If we had focused on date tracking and calendar events, the gardening application would exist, but there would not be much to actually do with it that the user could not do by manually entering events in a Google Calendar. </text:span></text:p>
      <text:p text:style-name="P20"><text:tab/>Towards the end of the sprint, we realized that we would could not complete all of our user stories, and we decided to completely eliminate ones having to do with updating the customer's Google Calendar. This was being developed completely by Joseph, and since we were already in a time crunch to get the other user stories, we abandoned this feature completely for Sprint 4. Also, the user was supposed to be able to set certain dates, like the planting date, pruning date, and harvesting date for plants. This information could have been displayed without having the Google Calendar events, but due to time constraints, we decided not to do the user stories pertaining to adding and displaying any date information. There were also some user stories to have the garden visualization activity link to activities to view the information of a plant in the garden or to view the whole list of species. We implemented these user stories, but testing found that they were causing a serious performance issue, and these features were removed from the application.</text:p>
      <text:p text:style-name="P41">Quality Assurance</text:p>
      <text:h text:style-name="P47" text:outline-level="1">Emulator Device Specification:</text:h>
      <text:p text:style-name="P45">Resolution: 1280x800</text:p>
      <text:p text:style-name="P45">CPU: Intel Atom (x86_64)</text:p>
      <text:p text:style-name="P45">Target: Android 5.1.1 - API Level 22</text:p>
      <text:p text:style-name="P45">RAM: 1536 MB</text:p>
      <text:p text:style-name="P45">SD Card: 1024 MB</text:p>
      <text:p text:style-name="P44"/>
      <text:p text:style-name="P44">Our user uses a Samsung Tab 4 – so the specs are as close as the actual device.</text:p>
      <text:p text:style-name="P44"/>
      <text:h text:style-name="P47" text:outline-level="1">Defects in Garden App</text:h>
      <text:h text:style-name="P46" text:outline-level="3">Code refactoring is needed</text:h>
      <text:p text:style-name="P45"><text:span text:style-name="T19">Status</text:span>: Open</text:p>
      <text:p text:style-name="P45"><text:span text:style-name="T19">Reproducibility</text:span>: Always</text:p>
      <text:p text:style-name="P45"><text:span text:style-name="T19">Priority</text:span>: Medium</text:p>
      <text:p text:style-name="P45"><text:span text:style-name="T19">Description</text:span>: Found by code review. Unfortunately the code base has become a <text:span text:style-name="T6">big ball of mud</text:span>. As the deadline is approaching, many quick hacks were added. It needs to be refactored.</text:p>
      <text:p text:style-name="P45"/>
      <text:h text:style-name="P46" text:outline-level="3">Drawing the background caused out of memory exceptions<text:bookmark text:name="_GoBack"/></text:h>
      <text:p text:style-name="P45"><text:span text:style-name="T19">Status</text:span>: Fixed</text:p>
      <text:p text:style-name="P45"><text:span text:style-name="T19">Reproducibility</text:span>: Often</text:p>
      <text:p text:style-name="P45"><text:span text:style-name="T19">Priority</text:span>: High</text:p>
      <text:p text:style-name="P45"><text:span text:style-name="T19">Description</text:span>: Found by manual testing on emulator. Fixed using singleton: the background bitmap is loaded once and stored in the App so that switching between activities will use the already loaded bitmap.</text:p>
      <text:p text:style-name="P45"/>
      <text:h text:style-name="P46" text:outline-level="3">Minimizing the app in View Garden causes the app to crash</text:h>
      <text:p text:style-name="P45"><text:span text:style-name="T19">Status</text:span>: Fixed</text:p>
      <text:p text:style-name="P45"><text:span text:style-name="T19">Reproducibility</text:span>: Always</text:p>
      <text:p text:style-name="P45"><text:span text:style-name="T19">Priority</text:span>: Medium</text:p>
      <text:p text:style-name="P45"><text:span text:style-name="T19">Description</text:span>: Found by manual testing on emulator. To reproduce this defect, minimizing the app when the app is in View Garden. Trying to bring the app back up causes the app to stop. Fixed it by creating a new drawing thread if the thread was in the Terminated state when the GardenView surfaceCreated() method was called. </text:p>
      <text:p text:style-name="P45"/>
      <text:h text:style-name="P46" text:outline-level="3">App crashes on start after a change in garden engine</text:h>
      <text:p text:style-name="P45"><text:span text:style-name="T19">Status</text:span>: Fixed</text:p>
      <text:p text:style-name="P45"><text:span text:style-name="T19">Reproducibility</text:span>: Always</text:p>
      <text:p text:style-name="P45"><text:soft-page-break/><text:span text:style-name="T19">Priority</text:span>: High</text:p>
      <text:p text:style-name="P45"><text:span text:style-name="T19">Description</text:span>: Found by manual testing on emulator. App stops working on start. Fixed by replacing the hard-coded garden format string with code to generate the garden. </text:p>
      <text:p text:style-name="P45"/>
      <text:h text:style-name="P46" text:outline-level="3">Moving an existing plant around in the garden does not save the new position</text:h>
      <text:p text:style-name="P45"><text:span text:style-name="T19">Status</text:span>: Fixed</text:p>
      <text:p text:style-name="P45"><text:span text:style-name="T19">Reproducibility</text:span>: Always</text:p>
      <text:p text:style-name="P45"><text:span text:style-name="T19">Priority</text:span>: High</text:p>
      <text:p text:style-name="P45"><text:span text:style-name="T19">Description</text:span>: Found by manual testing on emulator. To reproduce this, move an existing plant in the garden, then back out of the garden view and open the view again. The plant returns to the previous position. Fixed in #63.</text:p>
      <text:p text:style-name="P45"/>
      <text:h text:style-name="P46" text:outline-level="3">A circle is drawn in the upper left hand corner if user presses confirm without tapping on screen when adding a plant</text:h>
      <text:p text:style-name="P45"><text:span text:style-name="T19">Status</text:span>: Fixed</text:p>
      <text:p text:style-name="P45"><text:span text:style-name="T19">Reproducibility</text:span>: Always</text:p>
      <text:p text:style-name="P45"><text:span text:style-name="T19">Priority</text:span>: Medium</text:p>
      <text:p text:style-name="P45"><text:span text:style-name="T19">Description</text:span>: Found by manual testing on emulator. When the user presses the confirm button when adding a plant without first select a position on screen, the plant is added to the origin of the map. Fixed by adding code to check if a position is selected first, before adding the plant to garden.</text:p>
      <text:p text:style-name="P45"/>
      <text:h text:style-name="P46" text:outline-level="3">Garden view appears to be in different sizes on different screen resolutions </text:h>
      <text:p text:style-name="P45"><text:span text:style-name="T19">Status</text:span>: Fixed</text:p>
      <text:p text:style-name="P45"><text:span text:style-name="T19">Reproducibility</text:span>: Always</text:p>
      <text:p text:style-name="P45"><text:span text:style-name="T19">Priority</text:span>: Low</text:p>
      <text:p text:style-name="P45"><text:span text:style-name="T19">Description</text:span>: Found by tapping the screen on the garden view on emulator in different resolutions. Low priority because it is not in the scope of the app yet (the app is designed for 1280x800). Fixed by adding code to scale the garden view based on the resolution of the device.</text:p>
      <text:p text:style-name="P44"/>
      <text:h text:style-name="P46" text:outline-level="3">The android back button causes issues with the app</text:h>
      <text:p text:style-name="P45"><text:span text:style-name="T19">Status</text:span>: Open</text:p>
      <text:p text:style-name="P45"><text:span text:style-name="T19">Reproducibility</text:span>: Always</text:p>
      <text:p text:style-name="P45"><text:span text:style-name="T19">Priority</text:span>: High</text:p>
      <text:p text:style-name="P45"><text:span text:style-name="T19">Description</text:span>: Found by manual testing on emulator. This is because the app keeps creating new activities whenever a button is pressed, e.g. “delete” and “back” in view species info activity, without popping any screens off the activity stack. When the android back button is pressed, it pops an activity on top of the stack, which is not necessarily the child activity of the next activity on stack. This is a big issue, similar to memory leak. Not fixed yet – need to change all the code where an activity is created. It will take some time.</text:p>
      <text:p text:style-name="P44"/>
      <text:h text:style-name="P46" text:outline-level="3">The view species info “error loading data” when app’s back button is pressed</text:h>
      <text:p text:style-name="P45"><text:span text:style-name="T19">Status</text:span>: Fixed</text:p>
      <text:p text:style-name="P45"><text:span text:style-name="T19">Reproducibility</text:span>: Always</text:p>
      <text:p text:style-name="P45"><text:soft-page-break/><text:span text:style-name="T19">Priority</text:span>: Medium</text:p>
      <text:p text:style-name="P45"><text:span text:style-name="T19">Description</text:span>: Found by manual testing on emulator. When using the app’s back button in the add plant activity, view species info shows an error message “error loading data”. Fixed by sending the correct intent to the species list activity.</text:p>
      <text:p text:style-name="P45"/>
      <text:h text:style-name="P47" text:outline-level="1">Defects in Garden Engine</text:h>
      <text:h text:style-name="P46" text:outline-level="3">Garden.stringToGarden() throws an exception when there is a negative integer in the string</text:h>
      <text:p text:style-name="P45"><text:span text:style-name="T19">Status</text:span>: Fixed</text:p>
      <text:p text:style-name="P45"><text:span text:style-name="T19">Reproducibility</text:span>: Always</text:p>
      <text:p text:style-name="P45"><text:span text:style-name="T19">Priority</text:span>: Medium</text:p>
      <text:p text:style-name="P45"><text:span text:style-name="T19">Description</text:span>: Found by manual testing. When there is a negative integer in the format string, e.g. color as int, stringToGarden throws an exception. This is because the ‘-‘ char was used as a delimiter. Fixed by using a different delimiter char, ‘|’.</text:p>
      <text:p text:style-name="P44"/>
      <text:h text:style-name="P46" text:outline-level="3">Plant date and prune date should be part of the Plant.java and not the Species.java</text:h>
      <text:p text:style-name="P45"><text:span text:style-name="T19">Status</text:span>: Fixed</text:p>
      <text:p text:style-name="P45"><text:span text:style-name="T19">Reproducibility</text:span>: Always</text:p>
      <text:p text:style-name="P45"><text:span text:style-name="T19">Priority</text:span>: High</text:p>
      <text:p text:style-name="P45"><text:span text:style-name="T19">Description</text:span>: Found by code review. Plant date and prune date should be properties of a plant, not a species. Fixed by moving the two properties from Species.java to Plant.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mbria" fo:font-family="Cambria" style:font-family-generic="roman" style:font-pitch="variable" fo:font-size="28pt" fo:letter-spacing="-0.0071in" style:letter-kerning="true" style:font-size-asian="28pt" style:language-asian="zh" style:country-asian="CN" style:font-name-complex="FreeSans" style:font-family-complex="FreeSans" style:font-family-generic-complex="system" style:font-pitch-complex="variable" style:font-size-complex="28pt"/>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25e2e" officeooo:paragraph-rsid="00025e2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Gardening Application <text:page-number text:select-page="current">7</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2:23:47.898754570</meta:creation-date>
    <dc:date>2015-07-22T00:40:21.455906917</dc:date>
    <meta:editing-duration>PT9H35M27S</meta:editing-duration>
    <meta:editing-cycles>48</meta:editing-cycles>
    <meta:generator>LibreOffice/4.2.8.2$Linux_X86_64 LibreOffice_project/420m0$Build-2</meta:generator>
    <meta:document-statistic meta:table-count="0" meta:image-count="0" meta:object-count="0" meta:page-count="10" meta:paragraph-count="126" meta:word-count="2381" meta:character-count="13567" meta:non-whitespace-character-count="11276"/>
  </office:meta>
</office:document-meta>
</file>